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87f0" officeooo:paragraph-rsid="001a87f0"/>
    </style:style>
    <style:style style:name="P2" style:family="paragraph" style:parent-style-name="Standard">
      <style:text-properties officeooo:rsid="001a9a4e" officeooo:paragraph-rsid="001a9a4e"/>
    </style:style>
    <style:style style:name="P3" style:family="paragraph" style:parent-style-name="Standard">
      <style:text-properties officeooo:rsid="001b98b6" officeooo:paragraph-rsid="001b98b6"/>
    </style:style>
    <style:style style:name="P4" style:family="paragraph" style:parent-style-name="Standard">
      <style:text-properties officeooo:rsid="001c59ee" officeooo:paragraph-rsid="001c59ee"/>
    </style:style>
    <style:style style:name="P5" style:family="paragraph" style:parent-style-name="Standard">
      <style:text-properties officeooo:rsid="001dbdbf" officeooo:paragraph-rsid="001dbdbf"/>
    </style:style>
    <style:style style:name="P6" style:family="paragraph" style:parent-style-name="Standard">
      <style:text-properties officeooo:rsid="001efbc4" officeooo:paragraph-rsid="001efbc4"/>
    </style:style>
    <style:style style:name="P7" style:family="paragraph" style:parent-style-name="Standard">
      <style:text-properties officeooo:rsid="00217fce" officeooo:paragraph-rsid="00217fce"/>
    </style:style>
    <style:style style:name="P8" style:family="paragraph" style:parent-style-name="Standard">
      <style:text-properties officeooo:rsid="00217fce" officeooo:paragraph-rsid="00220d40"/>
    </style:style>
    <style:style style:name="P9" style:family="paragraph" style:parent-style-name="Standard">
      <style:text-properties officeooo:rsid="00220d40" officeooo:paragraph-rsid="00220d40"/>
    </style:style>
    <style:style style:name="P10" style:family="paragraph" style:parent-style-name="Standard">
      <style:text-properties officeooo:rsid="0022bd6d" officeooo:paragraph-rsid="0022bd6d"/>
    </style:style>
    <style:style style:name="P11" style:family="paragraph" style:parent-style-name="Standard">
      <style:text-properties officeooo:rsid="00236ba0" officeooo:paragraph-rsid="00236ba0"/>
    </style:style>
    <style:style style:name="P12" style:family="paragraph" style:parent-style-name="Standard">
      <style:text-properties officeooo:rsid="0023e99d" officeooo:paragraph-rsid="0023e99d"/>
    </style:style>
    <style:style style:name="P13" style:family="paragraph" style:parent-style-name="Standard">
      <style:text-properties officeooo:rsid="0025cad2" officeooo:paragraph-rsid="0025cad2"/>
    </style:style>
    <style:style style:name="P14" style:family="paragraph" style:parent-style-name="Standard">
      <style:text-properties officeooo:rsid="00268fcd" officeooo:paragraph-rsid="0026adce"/>
    </style:style>
    <style:style style:name="P15" style:family="paragraph" style:parent-style-name="Standard">
      <style:text-properties officeooo:rsid="0026adce" officeooo:paragraph-rsid="0026adce"/>
    </style:style>
    <style:style style:name="P16" style:family="paragraph" style:parent-style-name="Standard">
      <style:text-properties officeooo:rsid="0028374a" officeooo:paragraph-rsid="0028374a"/>
    </style:style>
    <style:style style:name="P17" style:family="paragraph" style:parent-style-name="Standard">
      <style:text-properties officeooo:rsid="00292341" officeooo:paragraph-rsid="00292341"/>
    </style:style>
    <style:style style:name="P18" style:family="paragraph" style:parent-style-name="Standard">
      <style:text-properties officeooo:rsid="002b019a" officeooo:paragraph-rsid="002b019a"/>
    </style:style>
    <style:style style:name="T1" style:family="text">
      <style:text-properties officeooo:rsid="001f945f"/>
    </style:style>
    <style:style style:name="T2" style:family="text">
      <style:text-properties officeooo:rsid="00236ba0"/>
    </style:style>
    <style:style style:name="T3" style:family="text">
      <style:text-properties officeooo:rsid="0025a6b7"/>
    </style:style>
    <style:style style:name="T4" style:family="text">
      <style:text-properties officeooo:rsid="0026ad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ienfolger - Reinforcement Learning</text:p>
      <text:p text:style-name="P1"/>
      <text:p text:style-name="P2"/>
      <text:p text:style-name="P2">Bauteile:</text:p>
      <text:p text:style-name="P2"/>
      <text:p text:style-name="P2">Raspberry PI 3+</text:p>
      <text:p text:style-name="P2"/>
      <text:p text:style-name="P3">Hamma Joy Powerbank 5200 mAh (Stromversorgung RPI)</text:p>
      <text:p text:style-name="P3"/>
      <text:p text:style-name="P4">2x Servos AR3603HB</text:p>
      <text:p text:style-name="P4"/>
      <text:p text:style-name="P5">4x AA Batterien (Stromversorgung Motoren)</text:p>
      <text:p text:style-name="P5"/>
      <text:p text:style-name="P6">Lichtsensor <text:span text:style-name="T1">(Sensorarray)</text:span></text:p>
      <text:p text:style-name="P6"/>
      <text:p text:style-name="P7">Fahrgestell 3D gedruckt</text:p>
      <text:p text:style-name="P7"/>
      <text:p text:style-name="P7"/>
      <text:p text:style-name="P7"/>
      <text:p text:style-name="P9">Aufgabe:</text:p>
      <text:p text:style-name="P9"/>
      <text:p text:style-name="P9">Der Roboter soll mit Hilfe eines Lichtsensors mittels Reinforcement Learning einer Linie folgen.</text:p>
      <text:p text:style-name="P8"/>
      <text:p text:style-name="P7"/>
      <text:p text:style-name="P9">Zunächst wurde eine Simulation in Python geschrieben, bei der die Problemstellung stark vereinfacht wurde.</text:p>
      <text:p text:style-name="P9"/>
      <text:p text:style-name="P10">Das Spielfeld besteht aus X*Y Kacheln, die entweder schwarz oder weiß sein können. <text:span text:style-name="T2">Es können unterschiedliche Muster dargestellt werden. Hierfür wird mit Hilfe eines Grafikprogramms wie z.B. Photoshop ein Bild generiert, das z.B. einen schwarzen Kreis enthält.</text:span></text:p>
      <text:p text:style-name="P10"/>
      <text:p text:style-name="P11">Das Programm liest das Bild ein, wandelt die Informationen in schwarz-weiß um und färbt dementsprechend die richtigen Stellen auf den Spielfeld ein.</text:p>
      <text:p text:style-name="P11"/>
      <text:p text:style-name="P12">Der Roboter bzw. Akteur wird in Form eines Rechtecks dargestellt, das drei Felder hintereinander abdeckt. Dies entspricht <text:span text:style-name="T3">technisch auch dem Lichtsensor, der nochmals in drei Sensoren aufgeteilt ist, die jeweils einen Helligkeitswert lesen können.</text:span></text:p>
      <text:p text:style-name="P12"/>
      <text:p text:style-name="P13">Der Akteur hat drei verschiedene Bewegungsmöglichkeiten: Vorwärts, Rechtsdrehung, Linksdrehung.</text:p>
      <text:p text:style-name="P13"/>
      <text:p text:style-name="P14">Das Spielfeld ist unbegrenzt (ähnlich wie bei dem Spiel Snake), d.h. der Akteur befindet sich nach dem Verlassen von z.B. der linken Spielfeldgrenze, an der rechten Spielfeldgrenze. Gleiches für oben und unten.</text:p>
      <text:p text:style-name="P14"/>
      <text:p text:style-name="P14"><text:span text:style-name="T4">Das Reinforcement Learning in der Simulation sieht folgendermaßen aus:</text:span></text:p>
      <text:p text:style-name="P14"/>
      <text:p text:style-name="P15">Der Sensor ist in drei Sektoren unterteilt, die jeweils weiß oder schwarz sein können und verfügt damit über 2^3 mögliche Kombinationen.</text:p>
      <text:p text:style-name="P16">Multipliziert man die Anzahl aller möglichen Kombinationen mit der Anzahl aller möglichen Bewegungsmöglichkeiten pro Sektor (Vorwärts, Links, Rechts), so erhält man die 2^3*3 = 27 Zustände für das Q Learning.</text:p>
      <text:p text:style-name="P17"><text:soft-page-break/>Die Bewertung dieser Zustände sieht folgendermaßen aus:</text:p>
      <text:p text:style-name="P17"/>
      <text:p text:style-name="P17">[0 1 0] = +1</text:p>
      <text:p text:style-name="P17">[0 0 0] = - 1</text:p>
      <text:p text:style-name="P17">alle anderen = 0</text:p>
      <text:p text:style-name="P17"/>
      <text:p text:style-name="P17"/>
      <text:p text:style-name="P18">Umsetzung des Reinforcement Learnings auf dem Roboter:</text:p>
      <text:p text:style-name="P18"/>
      <text:p text:style-name="P18">Nach diversen Tests, stellte sich heraus, dass es deutlich effektiver ist, wenn der Roboter eine vierte Bewegungsmöglichkeit zum Lernen verwendet.</text:p>
      <text:p text:style-name="P18"/>
      <text:p text:style-name="P18">D.h. es gibt jetzt 2^3*4 = 32 Zustände.</text:p>
      <text:p text:style-name="P18"/>
      <text:p text:style-name="P18">(Vorwärts, Rückwärts, Links, Rechts)</text:p>
      <text:p text:style-name="P17"/>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9:46:07.734000000</meta:creation-date>
    <dc:date>2018-06-26T10:23:36.534000000</dc:date>
    <meta:editing-duration>PT37M20S</meta:editing-duration>
    <meta:editing-cycles>20</meta:editing-cycles>
    <meta:generator>LibreOffice/5.2.5.1$Windows_x86 LibreOffice_project/0312e1a284a7d50ca85a365c316c7abbf20a4d22</meta:generator>
    <meta:document-statistic meta:table-count="0" meta:image-count="0" meta:object-count="0" meta:page-count="2" meta:paragraph-count="27" meta:word-count="311" meta:character-count="2173" meta:non-whitespace-character-count="1889"/>
  </office:meta>
</office:document-meta>
</file>